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64cm"/>
    </style:style>
    <style:style style:name="co3" style:family="table-column">
      <style:table-column-properties fo:break-before="auto" style:column-width="6.636cm"/>
    </style:style>
    <style:style style:name="co4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6.304cm"/>
    </style:style>
    <style:style style:name="co7" style:family="table-column">
      <style:table-column-properties fo:break-before="auto" style:column-width="5.777cm"/>
    </style:style>
    <style:style style:name="co8" style:family="table-column">
      <style:table-column-properties fo:break-before="auto" style:column-width="5.943cm"/>
    </style:style>
    <style:style style:name="co9" style:family="table-column">
      <style:table-column-properties fo:break-before="auto" style:column-width="5.75cm"/>
    </style:style>
    <style:style style:name="co10" style:family="table-column">
      <style:table-column-properties fo:break-before="auto" style:column-width="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Default"/>
        <table:table-column table:style-name="co10" table:number-columns-repeated="3" table:default-cell-style-name="Default"/>
        <table:table-row table:style-name="ro2">
          <table:table-cell table:style-name="ce1" office:value-type="string">
            <text:p>User class</text:p>
          </table:table-cell>
          <table:table-cell table:style-name="ce4" office:value-type="string">
            <text:p>Anonymous (not logged in / guest)</text:p>
          </table:table-cell>
          <table:table-cell table:style-name="ce4" office:value-type="string">
            <text:p>Logged in / no countries</text:p>
          </table:table-cell>
          <table:table-cell table:style-name="ce4" office:value-type="string">
            <text:p>Logged in / wrong country</text:p>
          </table:table-cell>
          <table:table-cell table:style-name="ce4" office:value-type="string">
            <text:p>Logged in / right country</text:p>
          </table:table-cell>
          <table:table-cell table:style-name="ce6" office:value-type="string">
            <text:p>Logged in / administrator</text:p>
          </table:table-cell>
          <table:table-cell table:number-columns-repeated="4"/>
        </table:table-row>
        <table:table-row table:style-name="ro2">
          <table:table-cell office:value-type="string">
            <text:p>Front page</text:p>
          </table:table-cell>
          <table:table-cell table:number-columns-repeated="5" office:value-type="string">
            <text:p>can see</text:p>
          </table:table-cell>
          <table:table-cell table:number-columns-repeated="4"/>
        </table:table-row>
        <table:table-row table:style-name="ro2">
          <table:table-cell office:value-type="string">
            <text:p>News</text:p>
          </table:table-cell>
          <table:table-cell table:number-columns-repeated="4" office:value-type="string">
            <text:p>can see</text:p>
          </table:table-cell>
          <table:table-cell office:value-type="string">
            <text:p>can see &amp; add</text:p>
          </table:table-cell>
          <table:table-cell table:number-columns-repeated="4"/>
        </table:table-row>
        <table:table-row table:style-name="ro2">
          <table:table-cell office:value-type="string">
            <text:p>Downloads</text:p>
          </table:table-cell>
          <table:table-cell table:number-columns-repeated="2" office:value-type="string">
            <text:p>can see &amp; download</text:p>
          </table:table-cell>
          <table:table-cell office:value-type="string">
            <text:p>can see, add, download &amp; edit own</text:p>
          </table:table-cell>
          <table:table-cell office:value-type="string">
            <text:p><text:s text:c="2"/>“ <text:s/>“</text:p>
          </table:table-cell>
          <table:table-cell office:value-type="string">
            <text:p>can see, add, download &amp; edit all</text:p>
          </table:table-cell>
          <table:table-cell table:number-columns-repeated="4"/>
        </table:table-row>
        <table:table-row table:style-name="ro2">
          <table:table-cell office:value-type="string">
            <text:p>Thresholds (index)</text:p>
          </table:table-cell>
          <table:table-cell table:number-columns-repeated="2" office:value-type="string">
            <text:p>see nothing</text:p>
          </table:table-cell>
          <table:table-cell table:number-columns-repeated="2" office:value-type="string">
            <text:p>see own country only</text:p>
          </table:table-cell>
          <table:table-cell office:value-type="string">
            <text:p>see all</text:p>
          </table:table-cell>
          <table:table-cell table:number-columns-repeated="4"/>
        </table:table-row>
        <table:table-row table:style-name="ro2">
          <table:table-cell office:value-type="string">
            <text:p>Thresholds (create)</text:p>
          </table:table-cell>
          <table:table-cell table:number-columns-repeated="2" office:value-type="string">
            <text:p>forbidden</text:p>
          </table:table-cell>
          <table:table-cell office:value-type="string">
            <text:p>cannot create for other country</text:p>
          </table:table-cell>
          <table:table-cell office:value-type="string">
            <text:p>can create for own country</text:p>
          </table:table-cell>
          <table:table-cell office:value-type="string">
            <text:p>can create for all</text:p>
          </table:table-cell>
          <table:table-cell table:number-columns-repeated="4"/>
        </table:table-row>
        <table:table-row table:style-name="ro2">
          <table:table-cell office:value-type="string">
            <text:p>Thresholds (show)</text:p>
          </table:table-cell>
          <table:table-cell table:number-columns-repeated="3" office:value-type="string">
            <text:p>forbidden</text:p>
          </table:table-cell>
          <table:table-cell table:number-columns-repeated="2" office:value-type="string">
            <text:p>yes</text:p>
          </table:table-cell>
          <table:table-cell table:number-columns-repeated="4"/>
        </table:table-row>
        <table:table-row table:style-name="ro3">
          <table:table-cell office:value-type="string">
            <text:p>Suscep (index)</text:p>
          </table:table-cell>
          <table:table-cell table:number-columns-repeated="2" office:value-type="string">
            <text:p>see nothing</text:p>
          </table:table-cell>
          <table:table-cell table:number-columns-repeated="2" office:value-type="string">
            <text:p>see own country only</text:p>
          </table:table-cell>
          <table:table-cell office:value-type="string">
            <text:p>see all</text:p>
          </table:table-cell>
          <table:table-cell table:number-columns-repeated="4"/>
        </table:table-row>
        <table:table-row table:style-name="ro3">
          <table:table-cell office:value-type="string">
            <text:p>Suscep (create)</text:p>
          </table:table-cell>
          <table:table-cell table:number-columns-repeated="2" office:value-type="string">
            <text:p>forbidden</text:p>
          </table:table-cell>
          <table:table-cell office:value-type="string">
            <text:p>cannot create for other country</text:p>
          </table:table-cell>
          <table:table-cell office:value-type="string">
            <text:p>can create for own country</text:p>
          </table:table-cell>
          <table:table-cell office:value-type="string">
            <text:p>can create for all</text:p>
          </table:table-cell>
          <table:table-cell table:number-columns-repeated="4"/>
        </table:table-row>
        <table:table-row table:style-name="ro3">
          <table:table-cell office:value-type="string">
            <text:p>Suscep (show)</text:p>
          </table:table-cell>
          <table:table-cell table:number-columns-repeated="3" office:value-type="string">
            <text:p>forbidden</text:p>
          </table:table-cell>
          <table:table-cell table:number-columns-repeated="2" office:value-type="string">
            <text:p>yes</text:p>
          </table:table-cell>
          <table:table-cell table:number-columns-repeated="4"/>
        </table:table-row>
        <table:table-row table:style-name="ro2">
          <table:table-cell office:value-type="string">
            <text:p>Tools (index)</text:p>
          </table:table-cell>
          <table:table-cell office:value-type="string">
            <text:p>see nothing</text:p>
          </table:table-cell>
          <table:table-cell table:number-columns-repeated="3" office:value-type="string">
            <text:p>see member tools list</text:p>
          </table:table-cell>
          <table:table-cell office:value-type="string">
            <text:p>see all tools</text:p>
          </table:table-cell>
          <table:table-cell table:number-columns-repeated="4"/>
        </table:table-row>
        <table:table-row table:style-name="ro2">
          <table:table-cell office:value-type="string">
            <text:p>Tools (show)</text:p>
          </table:table-cell>
          <table:table-cell office:value-type="string">
            <text:p>forbidden</text:p>
          </table:table-cell>
          <table:table-cell table:number-columns-repeated="4" office:value-type="string">
            <text:p>allowed</text:p>
          </table:table-cell>
          <table:table-cell table:number-columns-repeated="4"/>
        </table:table-row>
        <table:table-row table:style-name="ro2">
          <table:table-cell office:value-type="string">
            <text:p>Tools: bulk upload thresholds</text:p>
          </table:table-cell>
          <table:table-cell office:value-type="string">
            <text:p>forbidden</text:p>
          </table:table-cell>
          <table:table-cell office:value-type="string">
            <text:p>lists no country, allows none</text:p>
          </table:table-cell>
          <table:table-cell table:number-columns-repeated="2" office:value-type="string">
            <text:p>only lists &amp; allows own countries</text:p>
          </table:table-cell>
          <table:table-cell office:value-type="string">
            <text:p>allowed for all</text:p>
          </table:table-cell>
          <table:table-cell table:number-columns-repeated="4"/>
        </table:table-row>
        <table:table-row table:style-name="ro2">
          <table:table-cell office:value-type="string">
            <text:p>Tools: bulk upload susceptibilities</text:p>
          </table:table-cell>
          <table:table-cell office:value-type="string">
            <text:p>forbidden</text:p>
          </table:table-cell>
          <table:table-cell office:value-type="string">
            <text:p>lists no country, allows none</text:p>
          </table:table-cell>
          <table:table-cell table:number-columns-repeated="2" office:value-type="string">
            <text:p>only lists &amp; allows own countries</text:p>
          </table:table-cell>
          <table:table-cell office:value-type="string">
            <text:p>allowed for all</text:p>
          </table:table-cell>
          <table:table-cell table:number-columns-repeated="4"/>
        </table:table-row>
        <table:table-row table:style-name="ro2">
          <table:table-cell office:value-type="string">
            <text:p>Tools: extended search</text:p>
          </table:table-cell>
          <table:table-cell office:value-type="string">
            <text:p>forbidden</text:p>
          </table:table-cell>
          <table:table-cell office:value-type="string">
            <text:p>lists no country, allows none</text:p>
          </table:table-cell>
          <table:table-cell table:number-columns-repeated="2" office:value-type="string">
            <text:p>only lists &amp; allows own countries</text:p>
          </table:table-cell>
          <table:table-cell office:value-type="string">
            <text:p>allowed for all</text:p>
          </table:table-cell>
          <table:table-cell table:number-columns-repeated="4"/>
        </table:table-row>
        <table:table-row table:style-name="ro2">
          <table:table-cell office:value-type="string">
            <text:p>Tools: graph resistance</text:p>
          </table:table-cell>
          <table:table-cell office:value-type="string">
            <text:p>forbidden</text:p>
          </table:table-cell>
          <table:table-cell office:value-type="string">
            <text:p>lists no country, allows none</text:p>
          </table:table-cell>
          <table:table-cell table:number-columns-repeated="2" office:value-type="string">
            <text:p>only lists &amp; allows own countries</text:p>
          </table:table-cell>
          <table:table-cell office:value-type="string">
            <text:p>allowed for all</text:p>
          </table:table-cell>
          <table:table-cell table:number-columns-repeated="4"/>
        </table:table-row>
        <table:table-row table:style-name="ro2">
          <table:table-cell office:value-type="string">
            <text:p>Users: index/list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  <table:table-row table:style-name="ro2">
          <table:table-cell office:value-type="string">
            <text:p>Users: show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  <table:table-row table:style-name="ro3">
          <table:table-cell office:value-type="string">
            <text:p>Vocab: genes: index/list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  <table:table-row table:style-name="ro3">
          <table:table-cell office:value-type="string">
            <text:p>Vocab: genes: show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  <table:table-row table:style-name="ro3">
          <table:table-cell office:value-type="string">
            <text:p>Vocab: countries: index/list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  <table:table-row table:style-name="ro3">
          <table:table-cell office:value-type="string">
            <text:p>Vocab: countries: show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  <table:table-row table:style-name="ro3">
          <table:table-cell office:value-type="string">
            <text:p>Vocab: seasons: index/list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  <table:table-row table:style-name="ro3">
          <table:table-cell office:value-type="string">
            <text:p>Vocab: seasons: show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  <table:table-row table:style-name="ro3">
          <table:table-cell office:value-type="string">
            <text:p>Vocab: resistance: index/list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  <table:table-row table:style-name="ro3">
          <table:table-cell table:style-name="ce3" office:value-type="string">
            <text:p>Vocab: resistance: show</text:p>
          </table:table-cell>
          <table:table-cell table:number-columns-repeated="2" office:value-type="string">
            <text:p>forbidden</text:p>
          </table:table-cell>
          <table:table-cell table:number-columns-repeated="2" office:value-type="string">
            <text:p>can see</text:p>
          </table:table-cell>
          <table:table-cell office:value-type="string">
            <text:p>can edit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/03/2012</text:date>, <text:time>14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-Michael Agapow</meta:initial-creator>
    <meta:creation-date>2012-03-07T12:38:01.10</meta:creation-date>
    <dc:date>2012-03-08T14:23:51.66</dc:date>
    <dc:creator>Paul-Michael Agapow</dc:creator>
    <meta:editing-duration>P1DT1H35M32S</meta:editing-duration>
    <meta:editing-cycles>13</meta:editing-cycles>
    <meta:generator>LibreOffice/3.4$Win32 LibreOffice_project/340m1$Build-103</meta:generator>
    <meta:printed-by>Paul-Michael Agapow</meta:printed-by>
    <meta:print-date>2012-03-08T09:40:18.59</meta:print-date>
    <meta:document-statistic meta:table-count="3" meta:cell-count="156" meta:object-count="0"/>
  </office:meta>
</office:document-meta>
</file>